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28" style:parent-style-name="NormalWeb" style:family="paragraph">
      <style:paragraph-properties fo:margin-bottom="0in" fo:line-height="100%"/>
    </style:style>
    <style:style style:name="T2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32" style:parent-style-name="NormalWeb" style:family="paragraph">
      <style:paragraph-properties fo:margin-bottom="0in" fo:line-height="100%"/>
    </style:style>
    <style:style style:name="T33" style:parent-style-name="Tipodeletrapredefinidodoparágrafo" style:family="text">
      <style:text-properties fo:font-size="14pt" style:font-size-asian="14pt" style:font-size-complex="14pt" fo:language="en" fo:country="US"/>
    </style:style>
    <style:style style:name="P34" style:parent-style-name="NormalWeb" style:family="paragraph">
      <style:paragraph-properties fo:margin-bottom="0in" fo:line-height="100%"/>
      <style:text-properties fo:language="en" fo:country="US"/>
    </style:style>
    <style:style style:name="P35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36" style:parent-style-name="NormalWeb" style:family="paragraph">
      <style:paragraph-properties fo:margin-bottom="0in" fo:line-height="100%"/>
    </style:style>
    <style:style style:name="T3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42" style:parent-style-name="NormalWeb" style:family="paragraph">
      <style:paragraph-properties fo:margin-bottom="0in" fo:line-height="100%"/>
    </style:style>
    <style:style style:name="T43" style:parent-style-name="Tipodeletrapredefinidodoparágrafo" style:family="text">
      <style:text-properties fo:font-size="14pt" style:font-size-asian="14pt" style:font-size-complex="14pt" fo:language="en" fo:country="US"/>
    </style:style>
    <style:style style:name="P4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Findings:</text:span></text:p>
      <text:p text:style-name="P27">#{d.Findings[i].Number}</text:p>
      <text:p text:style-name="P28"><text:span text:style-name="T29">{d.Findings[i].N</text:span><text:span text:style-name="T30">ame</text:span><text:span text:style-name="T31">}</text:span></text:p>
      <text:p text:style-name="P32"><text:span text:style-name="T33">{d.Findings[i].Description}</text:span></text:p>
      <text:p text:style-name="P34"/>
      <text:p text:style-name="P35">#{d.Findings[i+1].Number}</text:p>
      <text:p text:style-name="P36"><text:span text:style-name="T37">{d.Findings[i</text:span><text:span text:style-name="T38">+1</text:span><text:span text:style-name="T39">].N</text:span><text:span text:style-name="T40">ame</text:span><text:span text:style-name="T41">}</text:span></text:p>
      <text:p text:style-name="P42"><text:span text:style-name="T43">{d.Findings[i+1].Description}</text:span>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5-24T14:39:00Z</meta:creation-date>
    <dc:date>2020-05-24T14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45" meta:character-count="288" meta:row-count="2" meta:non-whitespace-character-count="244"/>
  </office:meta>
</office:document-meta>
</file>